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02in"/>
    </style:style>
    <style:style style:name="co2" style:family="table-column">
      <style:table-column-properties fo:break-before="auto" style:column-width="7.6154in"/>
    </style:style>
    <style:style style:name="co3" style:family="table-column">
      <style:table-column-properties fo:break-before="auto" style:column-width="2.3835in"/>
    </style:style>
    <style:style style:name="co4" style:family="table-column">
      <style:table-column-properties fo:break-before="auto" style:column-width="7.9693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25.0173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1.5689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1.5791in"/>
    </style:style>
    <style:style style:name="co14" style:family="table-column">
      <style:table-column-properties fo:break-before="auto" style:column-width="0.4535in"/>
    </style:style>
    <style:style style:name="co15" style:family="table-column">
      <style:table-column-properties fo:break-before="auto" style:column-width="0.5181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2.2654in"/>
    </style:style>
    <style:style style:name="co19" style:family="table-column">
      <style:table-column-properties fo:break-before="auto" style:column-width="12.4618in"/>
    </style:style>
    <style:style style:name="co20" style:family="table-column">
      <style:table-column-properties fo:break-before="auto" style:column-width="2.0937in"/>
    </style:style>
    <style:style style:name="co21" style:family="table-column">
      <style:table-column-properties fo:break-before="auto" style:column-width="3.7453in"/>
    </style:style>
    <style:style style:name="co22" style:family="table-column">
      <style:table-column-properties fo:break-before="auto" style:column-width="9.9311in"/>
    </style:style>
    <style:style style:name="co23" style:family="table-column">
      <style:table-column-properties fo:break-before="auto" style:column-width="3.3004in"/>
    </style:style>
    <style:style style:name="co24" style:family="table-column">
      <style:table-column-properties fo:break-before="auto" style:column-width="1.1181in"/>
    </style:style>
    <style:style style:name="co25" style:family="table-column">
      <style:table-column-properties fo:break-before="auto" style:column-width="6.2819in"/>
    </style:style>
    <style:style style:name="co26" style:family="table-column">
      <style:table-column-properties fo:break-before="auto" style:column-width="1.5146in"/>
    </style:style>
    <style:style style:name="co27" style:family="table-column">
      <style:table-column-properties fo:break-before="auto" style:column-width="17.4154in"/>
    </style:style>
    <style:style style:name="co28" style:family="table-column">
      <style:table-column-properties fo:break-before="auto" style:column-width="2.1902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quip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itch Spel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cript: On Execute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NEED TOTAL?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Weaken</text:p>
          </table:table-cell>
          <table:table-cell office:value-type="string" calcext:value-type="string">
            <text:p>Alternate Status Trigger</text:p>
          </table:table-cell>
          <table:table-cell office:value-type="string" calcext:value-type="string">
            <text:p>SFX</text:p>
          </table:table-cell>
          <table:table-cell office:value-type="string" calcext:value-type="string">
            <text:p>Uses?</text:p>
          </table:table-cell>
          <table:table-cell office:value-type="string" calcext:value-type="string">
            <text:p>Cast Backwards?</text:p>
          </table:table-cell>
          <table:table-cell office:value-type="string" calcext:value-type="string">
            <text:p>Single use?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Script: On Dodge</text:p>
          </table:table-cell>
          <table:table-cell office:value-type="string" calcext:value-type="string">
            <text:p>Script: Before Combat</text:p>
          </table:table-cell>
          <table:table-cell office:value-type="string" calcext:value-type="string">
            <text:p>Script: After Combat</text:p>
          </table:table-cell>
          <table:table-cell office:value-type="string" calcext:value-type="string">
            <text:p>Script: Before Start Turn</text:p>
          </table:table-cell>
          <table:table-cell office:value-type="string" calcext:value-type="string">
            <text:p>Script: On Start Turn</text:p>
          </table:table-cell>
          <table:table-cell office:value-type="string" calcext:value-type="string">
            <text:p>Script: End Turn</text:p>
          </table:table-cell>
          <table:table-cell office:value-type="string" calcext:value-type="string">
            <text:p>Script: On any equipment use</text:p>
          </table:table-cell>
          <table:table-cell office:value-type="string" calcext:value-type="string">
            <text:p>Script: Before execute</text:p>
          </table:table-cell>
          <table:table-cell office:value-type="string" calcext:value-type="string">
            <text:p>Script: On Snap</text:p>
          </table:table-cell>
          <table:table-cell office:value-type="string" calcext:value-type="string">
            <text:p>Script: On Fury</text:p>
          </table:table-cell>
          <table:table-cell office:value-type="string" calcext:value-type="string">
            <text:p>Script: On any countdown reduce</text:p>
          </table:table-cell>
        </table:table-row>
        <table:table-row table:style-name="ro1">
          <table:table-cell office:value-type="string" calcext:value-type="string">
            <text:p>Mars Gospel</text:p>
          </table:table-cell>
          <table:table-cell office:value-type="string" calcext:value-type="string">
            <text:p>Do [sword]&lt;d6&gt; damage|25% chance +[reduce]2 armour</text:p>
          </table:table-cell>
          <table:table-cell/>
          <table:table-cell office:value-type="string" calcext:value-type="string">
            <text:p>Mars Gospel is unused in normal ncrmod. -Black Wido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 odds = 25; if(getstatusself(~luck~) &gt; 0){ odds += 25; } if(getstatusself(~luck+~) &gt; 0){ odds = 100; } if(chance(odds)) { self.textparticle(~Success!~); inflictself(REDUCE| 2); sfx(~reduce~|~~|0.2); <text:s/>} attack(d); sfxdamage(target|d);</text:p>
          </table:table-cell>
          <table:table-cell office:value-type="string" calcext:value-type="string">
            <text:p>Barricade</text:p>
          </table:table-cell>
          <table:table-cell office:value-type="string" calcext:value-type="string">
            <text:p>MAX5</text:p>
          </table:table-cell>
          <table:table-cell/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change_p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var odds = 25; if(getstatusself(~luck~) &gt; 0){ odds += 25; } if(getstatusself(~luck+~) &gt; 0){ odds = 100; } if(chance(odds)) { self.textparticle(~Success!~); inflictself(REDUCE| 2); sfx(~reduce~|~~|0.2); <text:s/>}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s Gospel_upgraded</text:p>
          </table:table-cell>
          <table:table-cell office:value-type="string" calcext:value-type="string">
            <text:p>Do [sword]&lt;d6&gt; damage|25% chance +[reduce]3 armou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ar odds = 25; if(getstatusself(~luck~) &gt; 0){ odds += 25; } if(getstatusself(~luck+~) &gt; 0){ odds = 100; } if(chance(odds)) { self.textparticle(~Success!~); inflictself(REDUCE| 3); sfx(~reduce~|~~|0.2); <text:s/>} attack(d); sfxdamage(target|d);</text:p>
          </table:table-cell>
          <table:table-cell office:value-type="string" calcext:value-type="string">
            <text:p>Barricade</text:p>
          </table:table-cell>
          <table:table-cell office:value-type="string" calcext:value-type="string">
            <text:p>MAX5</text:p>
          </table:table-cell>
          <table:table-cell/>
          <table:table-cell office:value-type="string" calcext:value-type="string">
            <text:p>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var odds = 25; if(getstatusself(~luck~) &gt; 0){ odds += 25; } if(getstatusself(~luck+~) &gt; 0){ odds = 100; } if(chance(odds)) { self.textparticle(~Success!~); inflictself(REDUCE| 3); sfx(~reduce~|~~|0.2); <text:s/>}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s Gospel_downgraded</text:p>
          </table:table-cell>
          <table:table-cell office:value-type="string" calcext:value-type="string">
            <text:p>Do [sword]&lt;d6&gt; damag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ttack(d); sfxdamage(target|d);</text:p>
          </table:table-cell>
          <table:table-cell office:value-type="string" calcext:value-type="string">
            <text:p>Barricade</text:p>
          </table:table-cell>
          <table:table-cell office:value-type="string" calcext:value-type="string">
            <text:p>MAX5</text:p>
          </table:table-cell>
          <table:table-cell/>
          <table:table-cell office:value-type="string" calcext:value-type="string">
            <text:p>ORAN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mbo Cauldron</text:p>
          </table:table-cell>
          <table:table-cell office:value-type="string" calcext:value-type="string">
            <text:p>Deal [sword]&lt;d6&gt; damage|(on turn start[;] reroll lowest dice)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tack(d); sfxdamage(target|d);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PURP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if(self.dicepool.length &gt; 0) { var min = 7; var dicelist = [for(dice in self.dicepool) if(dice.available()) dice]; for(dice in dicelist) if(dice.basevalue &lt; min) min = dice.basevalue; for(dice in dicelist) if(dice.basevalue == min) { dice.].animatereroll(rand([1|2|3|4|5|6]) | self.screenposition()); break; } 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bo Cauldron_downgraded</text:p>
          </table:table-cell>
          <table:table-cell office:value-type="string" calcext:value-type="string">
            <text:p>Deal [sword]2 damage|Get a new dic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tack(2); sfxdamage(target|2); givedice();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PURP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givedice(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mbo Cauldron_upgraded</text:p>
          </table:table-cell>
          <table:table-cell office:value-type="string" calcext:value-type="string">
            <text:p>Deal [sword]&lt;d6&gt; damage|(on turn start[;] flip lowest dice)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tack(d); sfxdamage(target|d);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PURP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if(self.dicepool.length &gt; 0) { var min = 7; var dicelist = [for(dice in self.dicepool) if(dice.available()) dice]; for(dice in dicelist) if(dice.basevalue &lt; min) min = dice.basevalue; for(dice in dicelist) if(dice.basevalue == min) { dice.].animatereroll(7 - d) | self.screenposition()); break; } 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arized Cauldron</text:p>
          </table:table-cell>
          <table:table-cell office:value-type="string" calcext:value-type="string">
            <text:p>Do [sword]1 damage|Get a dice of different parity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(1); sfxdamage(target|1); if(d % 2 == 0) givedice(rand([1|3|5])); else givedice(rand([2|4|6]));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GRA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if(d % 2 == 0) givedice(rand([1|3|5])); else givedice(rand([2|4|6])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arized Cauldron_downgraded</text:p>
          </table:table-cell>
          <table:table-cell office:value-type="string" calcext:value-type="string">
            <text:p>Do [sword]1 damag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(1); sfxdamage(target|1); if(d % 2 == 0) givedice(rand([1|3|5])); else givedice(rand([2|4|6]));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GRA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if(d % 2 == 0) givedice(rand([1|3|5])); else givedice(rand([2|4|6])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lsing Cauldron</text:p>
          </table:table-cell>
          <table:table-cell office:value-type="string" calcext:value-type="string">
            <text:p>Do [sword]1 damage|On low (1-3)[;] get a high dice|On high (4-6)[;] get a low dic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(1); sfxdamage(target|1); if(d &lt; 4) givedice(rand([4|5|6])); else givedice(rand([1|2|3]));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GRA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if(d % 2 == 0) givedice(rand([1|3|5])); else givedice(rand([2|4|6])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perconductor</text:p>
          </table:table-cell>
          <table:table-cell office:value-type="string" calcext:value-type="string">
            <text:p>Deal [sword]30 damage.|Dice used in non-countdown|equipment also count for this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tack(30); sfxdamage(target|30);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COUNTDOW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D</text:p>
          </table:table-cell>
          <table:table-cell table:number-columns-repeated="14"/>
          <table:table-cell office:value-type="string" calcext:value-type="string">
            <text:p>var last = self.lastequipmentused; if(!onlimit &amp;&amp; last != null &amp;&amp; last.assigneddice.length &gt; 0) { var dicelist = [for(dice in last.assigneddice) if(dice != null) dice]; for(dice in dicelist) { last.remove(dice); e.assigndice(dice); } 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ngo Boingo Rageblade</text:p>
          </table:table-cell>
          <table:table-cell office:value-type="string" calcext:value-type="string">
            <text:p>Do [sword]2x&lt;slotdoubles&gt; damage[;]|on double 6[;] gain [fury]Fury|[80%][gray]''oingo boingo rageblade''[]</text:p>
          </table:table-cell>
          <table:table-cell office:value-type="string" calcext:value-type="string">
            <text:p>Lovebug</text:p>
          </table:table-cell>
          <table:table-cell office:value-type="string" calcext:value-type="string">
            <text:p>Unused in normal ncrmod. -Black Wido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ack(d * 2); sfxdamage(target|d * 2); if(actualdice[0] != null &amp;&amp; actualdice[0].basevalue == 6 &amp;&amp; actualdice[1] != null &amp;&amp; actualdice[1].basevalue == 6) { inflictself(FURY); sfx(~_fury~); }</text:p>
          </table:table-cell>
          <table:table-cell office:value-type="string" calcext:value-type="string">
            <text:p>Fury</text:p>
          </table:table-cell>
          <table:table-cell office:value-type="string" calcext:value-type="string">
            <text:p>DOUBLES|DOUBLES</text:p>
          </table:table-cell>
          <table:table-cell/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hange_power</text:p>
          </table:table-cell>
          <table:table-cell/>
          <table:table-cell office:value-type="string" calcext:value-type="string">
            <text:p>none</text:p>
          </table:table-cell>
          <table:table-cell table:number-columns-repeated="13"/>
          <table:table-cell office:value-type="string" calcext:value-type="string">
            <text:p>if(actualdice[0] != null &amp;&amp; actualdice[0].basevalue == 6 &amp;&amp; actualdice[1] != null &amp;&amp; actualdice[1].basevalue == 6) { e.preventdefault = true; e.maintainfury = true; }</text:p>
          </table:table-cell>
          <table:table-cell/>
        </table:table-row>
        <table:table-row table:style-name="ro1">
          <table:table-cell office:value-type="string" calcext:value-type="string">
            <text:p>Oingo Boingo Rageblade_upgraded</text:p>
          </table:table-cell>
          <table:table-cell office:value-type="string" calcext:value-type="string">
            <text:p>Do [sword]2x&lt;slotdoubles&gt; damage[;]|on double 4 or 6[;] gain [fury]Fury|[80%][gray]''oingo boingo rageblade''[]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tack(d * 2); sfxdamage(target|d * 2); if((actualdice[0] != null &amp;&amp; actualdice[0].basevalue == 6 &amp;&amp; actualdice[1] != null &amp;&amp; actualdice[1].basevalue == 6) # (actualdice[0] != null &amp;&amp; actualdice[0].basevalue == 4 &amp;&amp; actualdice[1] != null &amp;&amp; actualdice[1].basevalue == 4)) { inflictself(FURY); sfx(~_fury~); } /*double 4 was actually a typo; i meant double 5. then i decided 4 is cooler and we need more 4s*/</text:p>
          </table:table-cell>
          <table:table-cell office:value-type="string" calcext:value-type="string">
            <text:p>Fury</text:p>
          </table:table-cell>
          <table:table-cell office:value-type="string" calcext:value-type="string">
            <text:p>DOUBLES|DOUBLES</text:p>
          </table:table-cell>
          <table:table-cell/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table:number-columns-repeated="13"/>
          <table:table-cell office:value-type="string" calcext:value-type="string">
            <text:p>if((actualdice[0] != null &amp;&amp; actualdice[0].basevalue == 6 &amp;&amp; actualdice[1] != null &amp;&amp; actualdice[1].basevalue == 6) # (actualdice[0] != null &amp;&amp; actualdice[0].basevalue == 4 &amp;&amp; actualdice[1] != null &amp;&amp; actualdice[1].basevalue == 4)) { e.preventdefault = true; e.maintainfury = true; }</text:p>
          </table:table-cell>
          <table:table-cell/>
        </table:table-row>
        <table:table-row table:style-name="ro1">
          <table:table-cell office:value-type="string" calcext:value-type="string">
            <text:p>Oingo Boingo Rageblade_downgraded</text:p>
          </table:table-cell>
          <table:table-cell office:value-type="string" calcext:value-type="string">
            <text:p>Do [sword]12 damage[;] gain [fury]Fury|[80%][gray]''oingo boingo rageblade''[]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tack(12); sfxdamage(target|12); inflictself(FURY); sfx(~_fury~);</text:p>
          </table:table-cell>
          <table:table-cell office:value-type="string" calcext:value-type="string">
            <text:p>Fury</text:p>
          </table:table-cell>
          <table:table-cell office:value-type="string" calcext:value-type="string">
            <text:p>REQUIRE6|REQUIRE6</text:p>
          </table:table-cell>
          <table:table-cell/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table:number-columns-repeated="13"/>
          <table:table-cell office:value-type="string" calcext:value-type="string">
            <text:p>e.preventdefault = true; e.maintainfury = true;</text:p>
          </table:table-cell>
          <table:table-cell/>
        </table:table-row>
        <table:table-row table:style-name="ro1">
          <table:table-cell office:value-type="string" calcext:value-type="string">
            <text:p>Hamm</text:p>
          </table:table-cell>
          <table:table-cell office:value-type="string" calcext:value-type="string">
            <text:p>Deal [shock]&lt;d6&gt; damage|On 6[;] inflict [shock]Shock</text:p>
          </table:table-cell>
          <table:table-cell office:value-type="string" calcext:value-type="string">
            <text:p>Lovebu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tack(d|SHOCK); sfxdamage(target|d); if(d == 6) { inflict(SHOCK); sfx(~_shock~); }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MAX3|MAX3</text:p>
          </table:table-cell>
          <table:table-cell/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change_p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mm_upgraded</text:p>
          </table:table-cell>
          <table:table-cell office:value-type="string" calcext:value-type="string">
            <text:p>Deal [shock]&lt;d6&gt; damage|On 6 or 8[;] inflict [shock]Shock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(d|SHOCK); sfxdamage(target|d); if(d == 6 # d == 8) { inflict(SHOCK); sfx(~_shock~); }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MAX4|MAX4</text:p>
          </table:table-cell>
          <table:table-cell/>
          <table:table-cell office:value-type="string" calcext:value-type="string">
            <text:p>YELLO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mm_downgraded</text:p>
          </table:table-cell>
          <table:table-cell office:value-type="string" calcext:value-type="string">
            <text:p>Deal [shock]&lt;d6&gt; damage|On 2[;] inflict [shock]Shock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(d|SHOCK); sfxdamage(target|d); if(d == 2) { inflict(SHOCK); sfx(~_shock~); }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MAX3|MAX3</text:p>
          </table:table-cell>
          <table:table-cell/>
          <table:table-cell office:value-type="string" calcext:value-type="string">
            <text:p>YELLO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odad</text:p>
          </table:table-cell>
          <table:table-cell office:value-type="string" calcext:value-type="string">
            <text:p>Deal [sword]&lt;d6&gt;[;] replace this with|a temporary item next turn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tack(d); sfxdamage(target|d);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reducesize</text:p>
          </table:table-cell>
          <table:table-cell office:value-type="string" calcext:value-type="string">
            <text:p>complicate</text:p>
          </table:table-cell>
          <table:table-cell table:number-columns-repeated="5"/>
          <table:table-cell office:value-type="string" calcext:value-type="string">
            <text:p>unfinished|excludefromrandomlists</text:p>
          </table:table-cell>
          <table:table-cell table:number-columns-repeated="3"/>
          <table:table-cell office:value-type="string" calcext:value-type="string">
            <text:p>if(e.timesused &gt; 0) { var newitem = rand(getequipmentlist(null|[e.size == 1 ? 'small' : 'large']|runscript('ncrmod/getexceptions'|[self])); giveequipment(newitem); }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name1</text:p>
          </table:table-cell>
          <table:table-cell office:value-type="string" calcext:value-type="string">
            <text:p>Reduce countdowns by &lt;d6&gt;|Return both dic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ken Gadget</text:p>
          </table:table-cell>
          <table:table-cell office:value-type="string" calcext:value-type="string">
            <text:p>DOUBLES|DOUBLES</text:p>
          </table:table-cell>
          <table:table-cell/>
          <table:table-cell office:value-type="string" calcext:value-type="string">
            <text:p>GREEN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ddeven Dicemanip</text:p>
          </table:table-cell>
          <table:table-cell office:value-type="string" calcext:value-type="string">
            <text:p>At odd health: flip the dice|At even health: reroll the dic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f(self.hp % 2 == 1) givedice(7 - d); else givedice();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change_power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deven Dicemanip_upgraded</text:p>
          </table:table-cell>
          <table:table-cell office:value-type="string" calcext:value-type="string">
            <text:p>At odd health: flip the dice|At even health: reroll the dice|Recover [heal]2 health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f(self.hp % 2 == 1) givedice(7 - d); else givedice(); attackself(-2); sfx(~_heal~);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NORMAL</text:p>
          </table:table-cell>
          <table:table-cell table:number-columns-repeated="7"/>
          <table:table-cell office:value-type="string" calcext:value-type="string">
            <text:p>Y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cury Fly Trap</text:p>
          </table:table-cell>
          <table:table-cell office:value-type="string" calcext:value-type="string">
            <text:p>Do [sword]&lt;d6&gt; damage. If your dice|sum to greater than enemy's health[;] heal [heal]3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ken Gadget</text:p>
          </table:table-cell>
          <table:table-cell office:value-type="string" calcext:value-type="string">
            <text:p>MIN4</text:p>
          </table:table-cell>
          <table:table-cell table:number-columns-repeated="9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name2</text:p>
          </table:table-cell>
          <table:table-cell office:value-type="string" calcext:value-type="string">
            <text:p>If enemy's health bar is more percent full|than yours[;] then drain [heart]&lt;d6&gt;. Otherwise[;]|deal [sword]&lt;d6&gt; damage.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ken Gadget</text:p>
          </table:table-cell>
          <table:table-cell office:value-type="string" calcext:value-type="string">
            <text:p>MAX3</text:p>
          </table:table-cell>
          <table:table-cell/>
          <table:table-cell office:value-type="string" calcext:value-type="string">
            <text:p>RED</text:p>
          </table:table-cell>
          <table:table-cell table:number-columns-repeated="7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Damage</text:p>
          </table:table-cell>
          <table:table-cell office:value-type="string" calcext:value-type="string">
            <text:p>Do [sword]&lt;d6&gt; damage. If you're|at full HP[;] return the dice</text:p>
          </table:table-cell>
          <table:table-cell/>
          <table:table-cell office:value-type="string" calcext:value-type="string">
            <text:p>Original plan was to give this to parallel Warrior as some early drop. -Black Wido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ack(d); sfxdamage(target|d); if(self.hp == self.maxhp) givedice(d);</text:p>
          </table:table-cell>
          <table:table-cell office:value-type="string" calcext:value-type="string">
            <text:p>Pea Gun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hange_power</text:p>
          </table:table-cell>
          <table:table-cell table:number-columns-repeated="6"/>
          <table:table-cell office:value-type="string" calcext:value-type="string">
            <text:p>if(self.hp == self.maxhp) givedice(d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d Damage_downgraded</text:p>
          </table:table-cell>
          <table:table-cell office:value-type="string" calcext:value-type="string">
            <text:p>Do [sword]&lt;d6&gt; damag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ttack(d); sfxdamage(target|d);</text:p>
          </table:table-cell>
          <table:table-cell office:value-type="string" calcext:value-type="string">
            <text:p>Pea Gun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R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d Damage_upgraded</text:p>
          </table:table-cell>
          <table:table-cell office:value-type="string" calcext:value-type="string">
            <text:p>Do [sword]&lt;d6&gt; dmg. If [heart]3 or less|from full HP[;] return the dic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ttack(d); sfxdamage(target|d); if(self.hp &gt;= self.maxhp - 3) givedice(d);</text:p>
          </table:table-cell>
          <table:table-cell office:value-type="string" calcext:value-type="string">
            <text:p>Pea Gun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RED</text:p>
          </table:table-cell>
          <table:table-cell table:number-columns-repeated="8"/>
          <table:table-cell office:value-type="string" calcext:value-type="string">
            <text:p>if(self.hp == self.maxhp) givedice(d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mpname3</text:p>
          </table:table-cell>
          <table:table-cell office:value-type="string" calcext:value-type="string">
            <text:p>Unlocks if you lose 12 or more health|during enemy's last turn and this turn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ken Gadget</text:p>
          </table:table-cell>
          <table:table-cell table:number-columns-repeated="10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name4</text:p>
          </table:table-cell>
          <table:table-cell office:value-type="string" calcext:value-type="string">
            <text:p>If your limit break is full[;]|do Z and decharge it entirely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ken Gadget</text:p>
          </table:table-cell>
          <table:table-cell office:value-type="string" calcext:value-type="string">
            <text:p>EVEN</text:p>
          </table:table-cell>
          <table:table-cell table:number-columns-repeated="9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name5</text:p>
          </table:table-cell>
          <table:table-cell office:value-type="string" calcext:value-type="string">
            <text:p>Lose [heart]6 health[;] refill your limit break totally|This turns into Scrap Metal on us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ken Gadget</text:p>
          </table:table-cell>
          <table:table-cell table:number-columns-repeated="10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name6</text:p>
          </table:table-cell>
          <table:table-cell office:value-type="string" calcext:value-type="string">
            <text:p>Gain [cog]Injection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ken Gadget</text:p>
          </table:table-cell>
          <table:table-cell office:value-type="string" calcext:value-type="string">
            <text:p>REQUIRE6</text:p>
          </table:table-cell>
          <table:table-cell table:number-columns-repeated="9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name7</text:p>
          </table:table-cell>
          <table:table-cell office:value-type="string" calcext:value-type="string">
            <text:p>Mix up slots on|enemy cards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ken Gadget</text:p>
          </table:table-cell>
          <table:table-cell table:number-columns-repeated="10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name8</text:p>
          </table:table-cell>
          <table:table-cell office:value-type="string" calcext:value-type="string">
            <text:p>This card deals &lt;d6&gt; damage|next fight (total: &lt;var:stonks&gt;)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ken Gadget</text:p>
          </table:table-cell>
          <table:table-cell office:value-type="string" calcext:value-type="string">
            <text:p>NORMAL</text:p>
          </table:table-cell>
          <table:table-cell table:number-columns-repeated="9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name9</text:p>
          </table:table-cell>
          <table:table-cell office:value-type="string" calcext:value-type="string">
            <text:p>This card deals &lt;var:ultrastonks&gt; damage at the start of every fight|On use[;] increase that by 1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ken Gadget</text:p>
          </table:table-cell>
          <table:table-cell office:value-type="string" calcext:value-type="string">
            <text:p>REQUIRE6</text:p>
          </table:table-cell>
          <table:table-cell table:number-columns-repeated="9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pulate</text:p>
          </table:table-cell>
          <table:table-cell office:value-type="string" calcext:value-type="string">
            <text:p>Deal [sword]3 damage|If [yellow]&lt;var:deckbonusnumber&gt;[] is &lt;d6&gt;[;] return the dic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(3); sfxdamage(target|3); if(d == self.getvar(~deckbonusnumber~)) { givedice(d); }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MIN3</text:p>
          </table:table-cell>
          <table:table-cell/>
          <table:table-cell office:value-type="string" calcext:value-type="string">
            <text:p>GREEN</text:p>
          </table:table-cell>
          <table:table-cell table:number-columns-repeated="7"/>
          <table:table-cell office:value-type="string" calcext:value-type="string">
            <text:p>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d Set</text:p>
          </table:table-cell>
          <table:table-cell office:value-type="string" calcext:value-type="string">
            <text:p>Deal [sword]2 damage[;] set the|deck's bonus number to [yellow]&lt;d6&gt;[]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(2); sfxdamage(target|2); self.setvar(~deckbonusnumber~|d);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GRAY</text:p>
          </table:table-cell>
          <table:table-cell table:number-columns-repeated="7"/>
          <table:table-cell office:value-type="string" calcext:value-type="string">
            <text:p>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ssonance</text:p>
          </table:table-cell>
          <table:table-cell office:value-type="string" calcext:value-type="string">
            <text:p>If [yellow]&lt;var:deckbonusnumber&gt;[] is even: Reroll dice|If [yellow]&lt;var:deckbonusnumber&gt;[] is odd: Gain [shield]2 shield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ar b = self.getvar(~deckbonusnumber~); var effect = false; if(b % 2 == 0) { givedice(); effect = true; } if(b % 2 == 1) { inflictself(SHIELD|2); sfx(~_shield~); effect = true; } if(!effect) self.textparticle(~No effect!~); /*No effect is a leftover from when the equipment's effects were on 1-3 and 4-6; so 0 wouldn't work.*/</text:p>
          </table:table-cell>
          <table:table-cell office:value-type="string" calcext:value-type="string">
            <text:p>Broken Gadget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PURPLE</text:p>
          </table:table-cell>
          <table:table-cell table:number-columns-repeated="7"/>
          <table:table-cell office:value-type="string" calcext:value-type="string">
            <text:p>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t Box</text:p>
          </table:table-cell>
          <table:table-cell office:value-type="string" calcext:value-type="string">
            <text:p>Receive a Diversion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erang</text:p>
          </table:table-cell>
          <table:table-cell office:value-type="string" calcext:value-type="string">
            <text:p>Lock all [lock]&lt;d6&gt;s for you|and enemy this fight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flictself(~ncr_lingeringcounter~ + d); inflict(~ncr_lingeringcounter~ + d); sfx(~_lock~); sfx(~_lock~|~~|0.2);</text:p>
          </table:table-cell>
          <table:table-cell office:value-type="string" calcext:value-type="string">
            <text:p>Pinwheel</text:p>
          </table:table-cell>
          <table:table-cell office:value-type="string" calcext:value-type="string">
            <text:p>NORM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ubbing Alcohol</text:p>
          </table:table-cell>
          <table:table-cell office:value-type="string" calcext:value-type="string">
            <text:p>Deal [sword]&lt;d6&gt; dmg[;] +2 [poison]poison|On 1[;] sell this to enemy[;] and|gain [gold]3 on their first us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f(d != 1) { attack(d); inflict(POISON|2); sfxdamage(target|2); sfx(~_poison~|~~|0.2); } else { sfx(~openchest~); giveenemyequipment(~Rubbing Alcohol@enemy~| false| false); e.temporary_thisturnonly = true; }</text:p>
          </table:table-cell>
          <table:table-cell office:value-type="string" calcext:value-type="string">
            <text:p>Dry Cough</text:p>
          </table:table-cell>
          <table:table-cell office:value-type="string" calcext:value-type="string">
            <text:p>MAX5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change_power</text:p>
          </table:table-cell>
          <table:table-cell office:value-type="string" calcext:value-type="string">
            <text:p>complicate</text:p>
          </table:table-cell>
          <table:table-cell table:number-columns-repeated="5"/>
          <table:table-cell office:value-type="string" calcext:value-type="string">
            <text:p>showg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bbing Alcohol@enemy</text:p>
          </table:table-cell>
          <table:table-cell office:value-type="string" calcext:value-type="string">
            <text:p>Deal [sword]&lt;d6&gt; damage[;]|inflict 2 [poison]poison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(d); inflict(POISON|2); sfxdamage(target|2); sfx(~_poison~|~~|0.2); if(e.timesused == 0) { target.gold += 3; sfx(~pickupgold~); }</text:p>
          </table:table-cell>
          <table:table-cell office:value-type="string" calcext:value-type="string">
            <text:p>Dry Cough</text:p>
          </table:table-cell>
          <table:table-cell office:value-type="string" calcext:value-type="string">
            <text:p>MAX5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change_power</text:p>
          </table:table-cell>
          <table:table-cell office:value-type="string" calcext:value-type="string">
            <text:p>complicate</text:p>
          </table:table-cell>
          <table:table-cell table:number-columns-repeated="5"/>
          <table:table-cell office:value-type="string" calcext:value-type="string">
            <text:p>showgol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bbing Alcohol_upgraded</text:p>
          </table:table-cell>
          <table:table-cell office:value-type="string" calcext:value-type="string">
            <text:p>Deal [sword]&lt;d6&gt; dmg[;] +2 [poison]poison|On 1[;] sell this to enemy[;] and|gain [gold]4 on their first us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f(d != 1) { attack(d); inflict(POISON|2); sfxdamage(target|2); sfx(~_poison~|~~|0.2); } else { sfx(~openchest~); giveenemyequipment(~Rubbing Alcohol@enemy+~| false| false); e.temporary_thisturnonly = true; }</text:p>
          </table:table-cell>
          <table:table-cell office:value-type="string" calcext:value-type="string">
            <text:p>Dry Cough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GREEN</text:p>
          </table:table-cell>
          <table:table-cell table:number-columns-repeated="7"/>
          <table:table-cell office:value-type="string" calcext:value-type="string">
            <text:p>showg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bbing Alcohol@enemy_upgraded</text:p>
          </table:table-cell>
          <table:table-cell office:value-type="string" calcext:value-type="string">
            <text:p>Deal [sword]&lt;d6&gt; damage[;]|inflict 2 [poison]poison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(d); inflict(POISON|2); sfxdamage(target|2); sfx(~_poison~|~~|0.2); if(e.timesused == 0) { target.gold += 4; sfx(~pickupgold~); }</text:p>
          </table:table-cell>
          <table:table-cell office:value-type="string" calcext:value-type="string">
            <text:p>Dry Cough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GREEN</text:p>
          </table:table-cell>
          <table:table-cell table:number-columns-repeated="7"/>
          <table:table-cell office:value-type="string" calcext:value-type="string">
            <text:p>showgol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learm</text:p>
          </table:table-cell>
          <table:table-cell office:value-type="string" calcext:value-type="string">
            <text:p>Deal [sword]&lt;d6&gt; damag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tack(d); sfxdamage(target|d);</text:p>
          </table:table-cell>
          <table:table-cell office:value-type="string" calcext:value-type="string">
            <text:p>Rust Monster</text:p>
          </table:table-cell>
          <table:table-cell office:value-type="string" calcext:value-type="string">
            <text:p>MAX3|FREE3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reducesize</text:p>
          </table:table-cell>
          <table:table-cell office:value-type="string" calcext:value-type="string">
            <text:p>change_p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learm_downgraded</text:p>
          </table:table-cell>
          <table:table-cell office:value-type="string" calcext:value-type="string">
            <text:p>Deal [sword]&lt;d6&gt; damag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tack(d); sfxdamage(target|d);</text:p>
          </table:table-cell>
          <table:table-cell office:value-type="string" calcext:value-type="string">
            <text:p>Rust Monster</text:p>
          </table:table-cell>
          <table:table-cell office:value-type="string" calcext:value-type="string">
            <text:p>MAX2|FREE2</text:p>
          </table:table-cell>
          <table:table-cell/>
          <table:table-cell office:value-type="string" calcext:value-type="string">
            <text:p>ORANG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earm_weakened</text:p>
          </table:table-cell>
          <table:table-cell office:value-type="string" calcext:value-type="string">
            <text:p>Deal [sword]&lt;d6&gt; damag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(d); sfxdamage(target|d);</text:p>
          </table:table-cell>
          <table:table-cell office:value-type="string" calcext:value-type="string">
            <text:p>Rust Monster</text:p>
          </table:table-cell>
          <table:table-cell office:value-type="string" calcext:value-type="string">
            <text:p>MAX2|FREE2</text:p>
          </table:table-cell>
          <table:table-cell/>
          <table:table-cell office:value-type="string" calcext:value-type="string">
            <text:p>ORANG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ugglenaut</text:p>
          </table:table-cell>
          <table:table-cell office:value-type="string" calcext:value-type="string">
            <text:p>On 1-3[;] reroll the dice|On 4-6[;] do [sword]&lt;d6&gt; damag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/*todo lol*/</text:p>
          </table:table-cell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RED</text:p>
          </table:table-cell>
          <table:table-cell table:number-columns-repeated="7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name10</text:p>
          </table:table-cell>
          <table:table-cell office:value-type="string" calcext:value-type="string">
            <text:p>Cost [gold]1[]: +[heart]1 max HP</text:p>
          </table:table-cell>
          <table:table-cell office:value-type="string" calcext:value-type="string">
            <text:p>Dottie</text:p>
          </table:table-cell>
          <table:table-cell office:value-type="string" calcext:value-type="string">
            <text:p>Intended as an Inventor item. More balanced as +2 max HP; perhaps? -Black Wido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f(self.gold &gt;= 1) { self.gold--; self.maxhp++; self.hp++; sfx(~levelup~); sfx(~pickupgold~|~~|0.2); } else { self.textparticle(~Can't afford!~); }</text:p>
          </table:table-cell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hange_pow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howg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name10_upgraded</text:p>
          </table:table-cell>
          <table:table-cell office:value-type="string" calcext:value-type="string">
            <text:p>Cost [gold]1[]: +[heart]1 max HP[;]|and get a new dice</text:p>
          </table:table-cell>
          <table:table-cell office:value-type="string" calcext:value-type="string">
            <text:p>Dottie/Black Widow ble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f(self.gold &gt;= 1) { self.gold--; self.maxhp++; self.hp++; sfx(~levelup~); sfx(~pickupgold~|~~|0.2); givedice(); } else { self.textparticle(~Can't afford!~); }</text:p>
          </table:table-cell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RED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howg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name10_downgraded</text:p>
          </table:table-cell>
          <table:table-cell office:value-type="string" calcext:value-type="string">
            <text:p>Cost [gold]1[]: +[heart]1 max HP</text:p>
          </table:table-cell>
          <table:table-cell office:value-type="string" calcext:value-type="string">
            <text:p>Dottie/Black Widow ble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f(self.gold &gt;= 1) { self.gold--; self.maxhp++; self.hp++; sfx(~levelup~); sfx(~pickupgold~|~~|0.2); } else { self.textparticle(~Can't afford!~); }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RED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howg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shovel</text:p>
          </table:table-cell>
          <table:table-cell office:value-type="string" calcext:value-type="string">
            <text:p>On 6[;] inflict [weaken]Weaken|&lt;evar:weakencount&gt;|</text:p>
          </table:table-cell>
          <table:table-cell office:value-type="string" calcext:value-type="string">
            <text:p>Dottie/Black Widow blend</text:p>
          </table:table-cell>
          <table:table-cell office:value-type="string" calcext:value-type="string">
            <text:p>Changing this to be three-use and involve doequipmentaction was my idea &amp; execution. God; what a nerd-snipe. -Black Wido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flict(WEAKEN|e.getvar(~weakencount~)); sfx(~_weaken~);</text:p>
          </table:table-cell>
          <table:table-cell office:value-type="string" calcext:value-type="string">
            <text:p>Guitar Solo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office:value-type="string" calcext:value-type="string">
            <text:p>reducesize</text:p>
          </table:table-cell>
          <table:table-cell office:value-type="string" calcext:value-type="string">
            <text:p>change_pow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e.resetvar(~weakencount~); var weaken = 0; var last = self.lastequipmentused; if(last != null &amp;&amp; last.getslots().length &gt; 0) { if(last.countdown &gt; 0 &amp;&amp; last.dicehistory.length &gt; 0) { for(dice in last.dicehistory) { if(dice.basevalue == 6) { weaken++; } } } else { if(last.assigneddice.length &gt; 0) { for(dice in last.assigneddice) { if(dice != null) { if(dice.basevalue == 6) { weaken++; } } } } } if(weaken &gt; 0) { e.setvar(~weakencount~|weaken); e.doequipmentaction(self|target|e.castdirection|[]|0|true); self.lastequipmentused = e; } 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oshovel_downgraded</text:p>
          </table:table-cell>
          <table:table-cell office:value-type="string" calcext:value-type="string">
            <text:p>Inflict [weaken]Weake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nflict(WEAKEN); sfx(~_weaken~);</text:p>
          </table:table-cell>
          <table:table-cell office:value-type="string" calcext:value-type="string">
            <text:p>Guitar Solo</text:p>
          </table:table-cell>
          <table:table-cell office:value-type="string" calcext:value-type="string">
            <text:p>REQUIRE6</text:p>
          </table:table-cell>
          <table:table-cell/>
          <table:table-cell office:value-type="string" calcext:value-type="string">
            <text:p>ORANG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utoshovel_weakened</text:p>
          </table:table-cell>
          <table:table-cell office:value-type="string" calcext:value-type="string">
            <text:p>Inflict [weaken]Weak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inflict(WEAKEN); sfx(~_weaken~);</text:p>
          </table:table-cell>
          <table:table-cell office:value-type="string" calcext:value-type="string">
            <text:p>Guitar Solo</text:p>
          </table:table-cell>
          <table:table-cell office:value-type="string" calcext:value-type="string">
            <text:p>REQUIRE6</text:p>
          </table:table-cell>
          <table:table-cell/>
          <table:table-cell office:value-type="string" calcext:value-type="string">
            <text:p>ORANG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seball Glove</text:p>
          </table:table-cell>
          <table:table-cell office:value-type="string" calcext:value-type="string">
            <text:p>Roll a 6|(Each turn[;] throw lowest dic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ivedice(6);</text:p>
          </table:table-cell>
          <table:table-cell office:value-type="string" calcext:value-type="string">
            <text:p>Conformity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change_pow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e.animate(~flashandshake~); var lowest = 7; for(dice in self.dicepool) if(dice.available() &amp;&amp; dice.basevalue &lt; lowest) lowest = dice.basevalue; var dicebackup = self.dicepool.copy(); var lowestonly = []; for(dice in self.dicepool) if(dice.available() &amp;&amp; dice.basevalue == lowest) lowestonly.push(dice); self.dicepool = lowestonly; throwdice(); self.dicepool = dicebackup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ball Glove_downgraded</text:p>
          </table:table-cell>
          <table:table-cell office:value-type="string" calcext:value-type="string">
            <text:p>Roll a 5|(Each turn[;] throw lowest dic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ivedice(5);</text:p>
          </table:table-cell>
          <table:table-cell office:value-type="string" calcext:value-type="string">
            <text:p>Conformity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GREEN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e.animate(~flashandshake~); var lowest = 7; for(dice in self.dicepool) if(dice.available() &amp;&amp; dice.basevalue &lt; lowest) lowest = dice.basevalue; var dicebackup = self.dicepool.copy(); var lowestonly = []; for(dice in self.dicepool) if(dice.available() &amp;&amp; dice.basevalue == lowest) lowestonly.push(dice); self.dicepool = lowestonly; throwdice(); self.dicepool = dicebackup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ball Glove_upgraded</text:p>
          </table:table-cell>
          <table:table-cell office:value-type="string" calcext:value-type="string">
            <text:p>Roll a 6[;] inflict [lock]Lock|(Each turn[;] throw lowest dic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ivedice(6); inflict(LOCK);</text:p>
          </table:table-cell>
          <table:table-cell office:value-type="string" calcext:value-type="string">
            <text:p>Conformity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_lock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givedice(6);</text:p>
          </table:table-cell>
          <table:table-cell table:number-columns-repeated="3"/>
          <table:table-cell office:value-type="string" calcext:value-type="string">
            <text:p>e.animate(~flashandshake~); var lowest = 7; for(dice in self.dicepool) if(dice.available() &amp;&amp; dice.basevalue &lt; lowest) lowest = dice.basevalue; var dicebackup = self.dicepool.copy(); var lowestonly = []; for(dice in self.dicepool) if(dice.available() &amp;&amp; dice.basevalue == lowest) lowestonly.push(dice); self.dicepool = lowestonly; throwdice(); self.dicepool = dicebackup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[sword]7. If overfilled[;] take [sword]7.|[gray](Reuseable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ar dicehistory = runscript(~getfixeddh~|[e]); var sum = 0; for(i in 0...dicehistory.length) { sum += dicehistory[i].basevalue; if(sum &gt;= e.countdown) { break; } } attack(7); sfxdamage(target|7); if(sum - e.countdown &gt; 0) { attackself(7); sfxdamage(self|7); }</text:p>
          </table:table-cell>
          <table:table-cell/>
          <table:table-cell office:value-type="string" calcext:value-type="string">
            <text:p>COUNTDOW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ducesize</text:p>
          </table:table-cell>
          <table:table-cell office:value-type="string" calcext:value-type="string">
            <text:p>removereusable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e.setvar(~sourceequipment~|e);</text:p>
          </table:table-cell>
          <table:table-cell office:value-type="string" calcext:value-type="string">
            <text:p>e.resetvar(~sourceequipment~); e.resetvar(~dicehistory~);</text:p>
          </table:table-cell>
          <table:table-cell office:value-type="string" calcext:value-type="string">
            <text:p>e.setvar(~sourceequipment~|e); </text:p>
          </table:table-cell>
          <table:table-cell table:number-columns-repeated="5"/>
          <table:table-cell office:value-type="string" calcext:value-type="string">
            <text:p>runscript(~fixfurydh~|[e]);</text:p>
          </table:table-cell>
          <table:table-cell/>
        </table:table-row>
        <table:table-row table:style-name="ro1">
          <table:table-cell office:value-type="string" calcext:value-type="string">
            <text:p>Comically Oversized Spoon</text:p>
          </table:table-cell>
          <table:table-cell office:value-type="string" calcext:value-type="string">
            <text:p>Do [sword]&lt;d6&gt; damage. Reroll|remaining dice above &lt;d6&gt;</text:p>
          </table:table-cell>
          <table:table-cell office:value-type="string" calcext:value-type="string">
            <text:p>Black Widow</text:p>
          </table:table-cell>
          <table:table-cell office:value-type="string" calcext:value-type="string">
            <text:p>Temp name. -Black Wido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*todo!!!*/</text:p>
          </table:table-cell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R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eak the Mold</text:p>
          </table:table-cell>
          <table:table-cell office:value-type="string" calcext:value-type="string">
            <text:p>Do [sword]&lt;d6&gt; damage[;]|inflict [silence]Silence</text:p>
          </table:table-cell>
          <table:table-cell office:value-type="string" calcext:value-type="string">
            <text:p>name by black widow; effect by teve</text:p>
          </table:table-cell>
          <table:table-cell office:value-type="string" calcext:value-type="string">
            <text:p>Initially for the More Swaps mod; as a swap of Shooting Star. (Think about it.) -Black Wido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ack(d); sfxdamage(target|d); inflict(~ncr_silence~); sfx(~_silence~);</text:p>
          </table:table-cell>
          <table:table-cell/>
          <table:table-cell office:value-type="string" calcext:value-type="string">
            <text:p>ODD</text:p>
          </table:table-cell>
          <table:table-cell/>
          <table:table-cell office:value-type="string" calcext:value-type="string">
            <text:p>BRIGHTCYA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taway Car</text:p>
          </table:table-cell>
          <table:table-cell office:value-type="string" calcext:value-type="string">
            <text:p>Deal [sword]&lt;d6&gt;[;] gain [car]1 car.|Cost [car]2[]: double damage.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bo Sword</text:p>
          </table:table-cell>
          <table:table-cell office:value-type="string" calcext:value-type="string">
            <text:p>Deal [sword]&lt;d6&gt; damage[;] +1 if|&lt;d6&gt; was used here last (&lt;evar:lastuseddice&gt;)</text:p>
          </table:table-cell>
          <table:table-cell office:value-type="string" calcext:value-type="string">
            <text:p>Black Wido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sh in Armour</text:p>
          </table:table-cell>
          <table:table-cell office:value-type="string" calcext:value-type="string">
            <text:p>Do [sword]2 damage[;] on 3[;]|also gain [shield]2 shield</text:p>
          </table:table-cell>
          <table:table-cell office:value-type="string" calcext:value-type="string">
            <text:p>Black Wido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tack(2); sfxdamage(target|2); if(d == 3) { inflictself(SHIELD|2); sfx(~_shield~|~~|0.2); }</text:p>
          </table:table-cell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ORANGE</text:p>
          </table:table-cell>
          <table:table-cell table:number-columns-repeated="8"/>
          <table:table-cell office:value-type="string" calcext:value-type="string">
            <text:p>if(d == 3) { inflictself(SHIELD|2); sfx(~_shield~); }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ically Oversized Spoon_upgraded</text:p>
          </table:table-cell>
          <table:table-cell office:value-type="string" calcext:value-type="string">
            <text:p>Do [sword]&lt;d6&gt; damage. Reroll|remaining dice below &lt;d6&gt;</text:p>
          </table:table-cell>
          <table:table-cell/>
          <table:table-cell office:value-type="string" calcext:value-type="string">
            <text:p>Temp name. -Black Wido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*todo!!!*/</text:p>
          </table:table-cell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R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No effect when used|Turn start: roll three 0s[;]|remove from your hand</text:p>
          </table:table-cell>
          <table:table-cell office:value-type="string" calcext:value-type="string">
            <text:p>name by black widow; effect by tev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PURPL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if(e.onscreen()) { e.animate(~flashandshake~); givedice([1|1|1]); var zeroes = [for(i in 1...4) self.dicepool[self.dicepool.length - i]]; for(dice in zeroes) { dice.modifier = -1; dice.showoverlayimage = true; dice.overlayimage_xoff = 0; dice.overlayimage_yoff = 0; dice.overlayimage_animate = 1; dice.overlayimage_repeat = true; var sprite = new displayobjects.HaxegonSprite(0|0|~dice0~|0|0); dice.graphic.overlayimage = sprite; } e.doequipmentaction(self|target|1|[]|0|true); 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es and Goes@large</text:p>
          </table:table-cell>
          <table:table-cell office:value-type="string" calcext:value-type="string">
            <text:p>Do [sword]3 damage|Slot flips each turn</text:p>
          </table:table-cell>
          <table:table-cell office:value-type="string" calcext:value-type="string">
            <text:p>tev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tack(3);</text:p>
          </table:table-cell>
          <table:table-cell/>
          <table:table-cell office:value-type="string" calcext:value-type="string">
            <text:p>MIN3</text:p>
          </table:table-cell>
          <table:table-cell/>
          <table:table-cell office:value-type="string" calcext:value-type="string">
            <text:p>BRIGHTCYAN</text:p>
          </table:table-cell>
          <table:table-cell table:number-columns-repeated="7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es and Goes@small</text:p>
          </table:table-cell>
          <table:table-cell office:value-type="string" calcext:value-type="string">
            <text:p>Do [sword]3 damage|Slot flips each tur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ttack(3);</text:p>
          </table:table-cell>
          <table:table-cell/>
          <table:table-cell office:value-type="string" calcext:value-type="string">
            <text:p>MAX4</text:p>
          </table:table-cell>
          <table:table-cell/>
          <table:table-cell office:value-type="string" calcext:value-type="string">
            <text:p>BRIGHTCYAN</text:p>
          </table:table-cell>
          <table:table-cell table:number-columns-repeated="7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ight Noise</text:p>
          </table:table-cell>
          <table:table-cell office:value-type="string" calcext:value-type="string">
            <text:p>Get a new dice you don't|have right now[;] next turn</text:p>
          </table:table-cell>
          <table:table-cell/>
          <table:table-cell office:value-type="string" calcext:value-type="string">
            <text:p>Delayed Innovation. I'm a genius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 notseen = [1|2|3|4|5|6]; notseen.remove(d); for (mydice in self.dicepool){ if (mydice.available() &amp;&amp; notseen[notseen.indexOf(mydice.basevalue)] != null) {notseen.remove(mydice.basevalue);} } if (notseen.length == 0) { givedice(d); self.textparticle(~You've got all dice!~);} else { shuffle(notseen); inflictself(~stash~+notseen[0]); inflictself(~ncr_lightswitch~+notseen[0]); sfx(~magic~); }</text:p>
          </table:table-cell>
          <table:table-cell/>
          <table:table-cell office:value-type="string" calcext:value-type="string">
            <text:p>NORMAL</text:p>
          </table:table-cell>
          <table:table-cell table:number-columns-repeated="7"/>
          <table:table-cell office:value-type="string" calcext:value-type="string">
            <text:p>Y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alth Strike</text:p>
          </table:table-cell>
          <table:table-cell office:value-type="string" calcext:value-type="string">
            <text:p>Deal [sword]15 damage|Turn start: remove from|hand[;] reset countdown</text:p>
          </table:table-cell>
          <table:table-cell office:value-type="string" calcext:value-type="string">
            <text:p>Ev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f(!e.getvar(~doesnothing~)) { attack(15); sfxdamage(target|15); } else { e.setvar(~doesnothing~|false); }</text:p>
          </table:table-cell>
          <table:table-cell/>
          <table:table-cell office:value-type="string" calcext:value-type="string">
            <text:p>COUNTDOWN</text:p>
          </table:table-cell>
          <table:table-cell office:value-type="float" office:value="15" calcext:value-type="float">
            <text:p>15</text:p>
          </table:table-cell>
          <table:table-cell table:number-columns-repeated="13"/>
          <table:table-cell office:value-type="string" calcext:value-type="string">
            <text:p>e.setvar(~doesnothing~|false); if(e.onscreen()) { e.remainingcountdown = e.countdown; e.animate(~flashandshake~); e.setvar(~doesnothing~|true); e.doequipmentaction(self|target|-1|[]|0|true); 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name11</text:p>
          </table:table-cell>
          <table:table-cell office:value-type="string" calcext:value-type="string">
            <text:p>receive no more cards this turn</text:p>
          </table:table-cell>
          <table:table-cell office:value-type="string" calcext:value-type="string">
            <text:p>Ev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/*gethandsize and put it somewhere; Deck.sethandsize(0); at end of turn sethandsize to old hand size;*/</text:p>
          </table:table-cell>
          <table:table-cell table:number-columns-repeated="11"/>
          <table:table-cell office:value-type="string" calcext:value-type="string">
            <text:p>unfinished|excludefromrandomlis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dent Base</text:p>
          </table:table-cell>
          <table:table-cell office:value-type="string" calcext:value-type="string">
            <text:p>Inflict [ice]Freeze[;] [shock]Shock|On 5 or 6[;] +1 to ei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ar iceamt = 1; var shockamt = 1; if(d &gt;= 5) { if(chance(50)) iceamt++; else shockamt++; } inflict(SHOCK|shockamt); inflict(ICE|iceamt); sfx(~_ice~); sfx(~_shock~); if(shockamt &gt; 1) { sfx(~_shock~|~~|0.1); } if(iceamt &gt; 1) { sfx(~_ice~|~~|0.1); }</text:p>
          </table:table-cell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BRIGHTCYAN</text:p>
          </table:table-cell>
          <table:table-cell table:number-columns-repeated="2" office:value-type="string" calcext:value-type="string">
            <text:p>change_p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dent Base_upgraded</text:p>
          </table:table-cell>
          <table:table-cell office:value-type="string" calcext:value-type="string">
            <text:p>Inflict [ice]Freeze[;] [shock]Shock|On 5 or 6[;] +1 to either|</text:p>
          </table:table-cell>
          <table:table-cell office:value-type="string" calcext:value-type="string">
            <text:p>g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ar iceamt = 1; var shockamt = 1; if(d &gt;= 5) { if(chance(50)) iceamt++; else shockamt++; } inflict(SHOCK|shockamt); inflict(ICE|iceamt); sfx(~_ice~); sfx(~_shock~); if(shockamt &gt; 1) { sfx(~_shock~|~~|0.1); } if(iceamt &gt; 1) { sfx(~_ice~|~~|0.1); }</text:p>
          </table:table-cell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BRIGHTCYA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dent Base_downgraded</text:p>
          </table:table-cell>
          <table:table-cell office:value-type="string" calcext:value-type="string">
            <text:p>Inflict [ice]Freeze[;] [shock]Shock</text:p>
          </table:table-cell>
          <table:table-cell office:value-type="string" calcext:value-type="string">
            <text:p>g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flict(SHOCK); inflict(ICE); sfx(~_ice~); sfx(~_shock~);</text:p>
          </table:table-cell>
          <table:table-cell/>
          <table:table-cell office:value-type="string" calcext:value-type="string">
            <text:p>MAX3</text:p>
          </table:table-cell>
          <table:table-cell/>
          <table:table-cell office:value-type="string" calcext:value-type="string">
            <text:p>BRIGHTCYA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apshot@ncrmod</text:p>
          </table:table-cell>
          <table:table-cell office:value-type="string" calcext:value-type="string">
            <text:p>Copy all other dice|over to next turn|[gray](once per battle)</text:p>
          </table:table-cell>
          <table:table-cell office:value-type="string" calcext:value-type="string">
            <text:p>gos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ar runscript(~getavaildice~|[self|true]); if(dicevals.length &gt; 0) { inflictself(~illuminate~); for(v in dicevals) inflictself(~stash~ + v); }</text:p>
          </table:table-cell>
          <table:table-cell/>
          <table:table-cell office:value-type="string" calcext:value-type="string">
            <text:p>MIN4</text:p>
          </table:table-cell>
          <table:table-cell/>
          <table:table-cell office:value-type="string" calcext:value-type="string">
            <text:p>YELLOW</text:p>
          </table:table-cell>
          <table:table-cell table:number-columns-repeated="5"/>
          <table:table-cell table:number-columns-repeated="2"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ghoot</text:p>
          </table:table-cell>
          <table:table-cell office:value-type="string" calcext:value-type="string">
            <text:p>If this is the only card in|your hand[;] do [sword]10 damage</text:p>
          </table:table-cell>
          <table:table-cell/>
          <table:table-cell office:value-type="string" calcext:value-type="string">
            <text:p>Based on alpha version of Punchline.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 onscreencount = 0; for(eq in self.equipment) if(eq != null &amp;&amp; eq.skillcard == ~~ &amp;&amp; eq.onscreen() &amp;&amp; eq.equipalpha &gt; 0) onscreencount++; if(onscreencount == 0) { attack(10); sfxdamage(target|10); } else { self.textparticle(~No effect!~); }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ORANG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 Chain of Chance</text:p>
          </table:table-cell>
          <table:table-cell office:value-type="string" calcext:value-type="string">
            <text:p>Deal [sword]&lt;d6&gt; damage. On 6[;]|make [vanish]Vanish more effective</text:p>
          </table:table-cell>
          <table:table-cell/>
          <table:table-cell office:value-type="string" calcext:value-type="string">
            <text:p>Conceptualized by Gost; implemented by Lovebu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ack(d); sfxdamage(target|d); if(d == 6) { inflict(~ncr_chanced~); sfx(~upgradeequipment~); }</text:p>
          </table:table-cell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PINK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gh Roller</text:p>
          </table:table-cell>
          <table:table-cell office:value-type="string" calcext:value-type="string">
            <text:p>Roll &lt;d6&gt; dic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f(d &gt; 0) { givedice([for(i in 0...d) rand([1|2|3|4|5|6])]); }</text:p>
          </table:table-cell>
          <table:table-cell office:value-type="string" calcext:value-type="string">
            <text:p>Cargo Lift</text:p>
          </table:table-cell>
          <table:table-cell office:value-type="string" calcext:value-type="string">
            <text:p>DOUBLES|DOUBLES</text:p>
          </table:table-cell>
          <table:table-cell/>
          <table:table-cell office:value-type="string" calcext:value-type="string">
            <text:p>GREEN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gh Roller_upgraded</text:p>
          </table:table-cell>
          <table:table-cell office:value-type="string" calcext:value-type="string">
            <text:p>Roll up to &lt;double&gt; dic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f(d &gt; 0) { var r = (rand([for(i in 0...d) i]) + 1) * 2; givedice([for(i in 0...r) rand([1|2|3|4|5|6])]); }</text:p>
          </table:table-cell>
          <table:table-cell office:value-type="string" calcext:value-type="string">
            <text:p>Cargo Lift</text:p>
          </table:table-cell>
          <table:table-cell office:value-type="string" calcext:value-type="string">
            <text:p>DOUBLES|DOUBLES</text:p>
          </table:table-cell>
          <table:table-cell/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change_pow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gh Roller_downgraded</text:p>
          </table:table-cell>
          <table:table-cell office:value-type="string" calcext:value-type="string">
            <text:p>Roll up to &lt;d6&gt; dic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f(d &gt; 0) { var r = rand([for(i in 0...d) i]) + 1; givedice([for(i in 0...r) rand([1|2|3|4|5|6])]); }</text:p>
          </table:table-cell>
          <table:table-cell office:value-type="string" calcext:value-type="string">
            <text:p>Cargo Lift</text:p>
          </table:table-cell>
          <table:table-cell office:value-type="string" calcext:value-type="string">
            <text:p>DOUBLES|DOUBLES</text:p>
          </table:table-cell>
          <table:table-cell/>
          <table:table-cell office:value-type="string" calcext:value-type="string">
            <text:p>GREEN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ck Market</text:p>
          </table:table-cell>
          <table:table-cell office:value-type="string" calcext:value-type="string">
            <text:p>[]+1 to dice value for|every 2 gold you have ([gold]&lt;gold&gt;)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ction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YELLO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name12</text:p>
          </table:table-cell>
          <table:table-cell office:value-type="string" calcext:value-type="string">
            <text:p>Odd turns: duplicate dice|Even turns: [sword]&lt;d6&gt; dmg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/*upgrade has a free1; duplicate returns a 1 along wtih the other dices.*/</text:p>
          </table:table-cell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GREE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noimia</text:p>
          </table:table-cell>
          <table:table-cell office:value-type="string" calcext:value-type="string">
            <text:p>Inflict [vanish]1 vanish each|turn for the rest of battl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othermia</text:p>
          </table:table-cell>
          <table:table-cell office:value-type="string" calcext:value-type="string">
            <text:p>Inflict [ice]1 freeze each|turn for the rest of battl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yromania</text:p>
          </table:table-cell>
          <table:table-cell office:value-type="string" calcext:value-type="string">
            <text:p>Inflict [fire]1 burn each|turn for the rest of battl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lanetsmasher</text:p>
          </table:table-cell>
          <table:table-cell office:value-type="string" calcext:value-type="string">
            <text:p>Do [sword]&lt;d6&gt; damage[;]|on 4[;] toggle alt. statuses|on you and the enemy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X4</text:p>
          </table:table-cell>
          <table:table-cell/>
          <table:table-cell office:value-type="string" calcext:value-type="string">
            <text:p>PURPL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arkthrower</text:p>
          </table:table-cell>
          <table:table-cell office:value-type="string" calcext:value-type="string">
            <text:p>Do [sword]2 damage|[shock]&lt;timesused&gt; shock[;] +1 per us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GREE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arsplitter</text:p>
          </table:table-cell>
          <table:table-cell office:value-type="string" calcext:value-type="string">
            <text:p>Do [sword]2 damage|[weaken]&lt;timesused&gt; weaken[;] +1 per use</text:p>
          </table:table-cell>
          <table:table-cell office:value-type="string" calcext:value-type="string">
            <text:p>Loveb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PURPLE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7-10T21:23:47.549000000</dc:date>
    <meta:editing-duration>PT6H38M17S</meta:editing-duration>
    <meta:editing-cycles>20</meta:editing-cycles>
    <meta:generator>LibreOffice/6.3.6.2$Windows_X86_64 LibreOffice_project/2196df99b074d8a661f4036fca8fa0cbfa33a497</meta:generator>
    <meta:document-statistic meta:table-count="1" meta:cell-count="749" meta:object-count="0"/>
  </office:meta>
</office:document-meta>
</file>